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29/06/2022, 15:50:21*/</text:p>
      <text:p text:style-name="Standard">{</text:p>
      <text:p text:style-name="Standard"><text:tab/>"_id" : ObjectId("62bc2765b654f44070614ef5"),</text:p>
      <text:p text:style-name="Standard"><text:tab/>"username" : "harini12yaw223",</text:p>
      <text:p text:style-name="Standard"><text:tab/>"emailId" : "garapatiharin12i@gmail.com",</text:p>
      <text:p text:style-name="Standard"><text:tab/>"password" : "$2a$10$wv9.JBwZ9AxZmlpn7s7MgOzMulqM80GGPHfDEBkBSuVyy.5cizMx.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9T15:50:21.792+05:30"),</text:p>
      <text:p text:style-name="Standard"><text:tab/>"updated" : ISODate("2022-06-29T15:50:21.792+05:30"),</text:p>
      <text:p text:style-name="Standard"><text:tab/>"_class" : "com.albanero.authservice.model.UserProfile"</text:p>
      <text:p text:style-name="Standard">},</text:p>
      <text:p text:style-name="Standard"/>
      <text:p text:style-name="Standard">/* 2 createdAt:24/06/2022, 22:29:56*/</text:p>
      <text:p text:style-name="Standard">{</text:p>
      <text:p text:style-name="Standard"><text:tab/>"_id" : ObjectId("62b5ed8cbbcf4c4abbcef26a"),</text:p>
      <text:p text:style-name="Standard"><text:tab/>"username" : "harini12yaw22",</text:p>
      <text:p text:style-name="Standard"><text:tab/>"emailId" : "garapatiharini@gmail.com",</text:p>
      <text:p text:style-name="Standard"><text:tab/>"password" : "$2a$10$lcTQ6Gi2wjRJ02J2T7rQCeU6eq/O5c7az5yFtCgMeDSQgtzqx4fN2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29:56.143+05:30"),</text:p>
      <text:p text:style-name="Standard"><text:tab/>"updated" : ISODate("2022-06-24T22:29:56.143+05:30"),</text:p>
      <text:p text:style-name="Standard"><text:tab/>"_class" : "com.albanero.authservice.model.UserProfile"</text:p>
      <text:p text:style-name="Standard">},</text:p>
      <text:p text:style-name="Standard"/>
      <text:p text:style-name="Standard">/* 3 createdAt:24/06/2022, 22:25:10*/</text:p>
      <text:p text:style-name="Standard">{</text:p>
      <text:p text:style-name="Standard"><text:tab/>"_id" : ObjectId("62b5ec6edada0744376fd5e3"),</text:p>
      <text:p text:style-name="Standard"><text:tab/>"username" : "harini12aw22",</text:p>
      <text:p text:style-name="Standard"><text:tab/>"emailId" : "aa",</text:p>
      <text:p text:style-name="Standard"><text:tab/>"password" : "$2a$10$jbLCFPwOfJUIGeHINgkIyOJR7JVXDyFcR9ZLBDYxxPyA/.Eqwl7oO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25:10.916+05:30"),</text:p>
      <text:p text:style-name="Standard"><text:tab/>"updated" : ISODate("2022-06-24T22:25:10.916+05:30"),</text:p>
      <text:p text:style-name="Standard"><text:tab/>"_class" : "com.albanero.authservice.model.UserProfile"</text:p>
      <text:p text:style-name="Standard">},</text:p>
      <text:p text:style-name="Standard"/>
      <text:p text:style-name="Standard">/* 4 createdAt:24/06/2022, 22:22:08*/</text:p>
      <text:p text:style-name="Standard">{</text:p>
      <text:p text:style-name="Standard"><text:tab/>"_id" : ObjectId("62b5ebb8dada0744376fd5df"),</text:p>
      <text:p text:style-name="Standard"><text:tab/>"username" : "harini12a22",</text:p>
      <text:p text:style-name="Standard"><text:tab/>"emailId" : "garapatiharinwi@gmail.com",</text:p>
      <text:p text:style-name="Standard"><text:tab/>"password" : "$2a$10$qtbIIz8nGbTaIix49HM/h.v8d0h9I6WaKzF9km/4c5GPzeoGMjKvq",</text:p>
      <text:p text:style-name="Standard"><text:tab/>"role" : "ROLE_ADMIN",</text:p>
      <text:p text:style-name="Standard"><text:soft-page-break/><text:tab/>"firstName" : "Chandu",</text:p>
      <text:p text:style-name="Standard"><text:tab/>"lastName" : "Reddy",</text:p>
      <text:p text:style-name="Standard"><text:tab/>"created" : ISODate("2022-06-24T22:22:08.239+05:30"),</text:p>
      <text:p text:style-name="Standard"><text:tab/>"updated" : ISODate("2022-06-24T22:22:08.239+05:30"),</text:p>
      <text:p text:style-name="Standard"><text:tab/>"_class" : "com.albanero.authservice.model.UserProfile"</text:p>
      <text:p text:style-name="Standard">},</text:p>
      <text:p text:style-name="Standard"/>
      <text:p text:style-name="Standard">/* 5 createdAt:24/06/2022, 22:13:58*/</text:p>
      <text:p text:style-name="Standard">{</text:p>
      <text:p text:style-name="Standard"><text:tab/>"_id" : ObjectId("62b5e9cedada0744376fd5db"),</text:p>
      <text:p text:style-name="Standard"><text:tab/>"username" : "harini1222",</text:p>
      <text:p text:style-name="Standard"><text:tab/>"emailId" : "garapatiharini22@gmail.com",</text:p>
      <text:p text:style-name="Standard"><text:tab/>"password" : "$2a$10$DH6InKzrxJLitnfF6vHBSO59lJPqEvp3qd7IaayX7pB4cCcwxE.0a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13:58.739+05:30"),</text:p>
      <text:p text:style-name="Standard"><text:tab/>"updated" : ISODate("2022-06-24T22:13:58.739+05:30"),</text:p>
      <text:p text:style-name="Standard"><text:tab/>"_class" : "com.albanero.authservice.model.UserProfile"</text:p>
      <text:p text:style-name="Standard">},</text:p>
      <text:p text:style-name="Standard"/>
      <text:p text:style-name="Standard">/* 6 createdAt:24/06/2022, 22:11:16*/</text:p>
      <text:p text:style-name="Standard">{</text:p>
      <text:p text:style-name="Standard"><text:tab/>"_id" : ObjectId("62b5e92ccef4a2383145bfe0"),</text:p>
      <text:p text:style-name="Standard"><text:tab/>"username" : "fake_dsaawssdatea",</text:p>
      <text:p text:style-name="Standard"><text:tab/>"emailId" : "chandug24ss3dwa10@gmail.com",</text:p>
      <text:p text:style-name="Standard"><text:tab/>"password" : "$2a$10$JL/Q7Bdy9Emo5OQzZMYpuOsH4J2NppcSO8Eu/.hVH03KBsk2KW3AW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11:16.155+05:30"),</text:p>
      <text:p text:style-name="Standard"><text:tab/>"updated" : ISODate("2022-06-24T22:11:16.155+05:30"),</text:p>
      <text:p text:style-name="Standard"><text:tab/>"_class" : "com.albanero.authservice.model.UserProfile"</text:p>
      <text:p text:style-name="Standard">},</text:p>
      <text:p text:style-name="Standard"/>
      <text:p text:style-name="Standard">/* 7 createdAt:24/06/2022, 22:09:01*/</text:p>
      <text:p text:style-name="Standard">{</text:p>
      <text:p text:style-name="Standard"><text:tab/>"_id" : ObjectId("62b5e8a5cef4a2383145bfdc"),</text:p>
      <text:p text:style-name="Standard"><text:tab/>"username" : "fake_dsaassdatea",</text:p>
      <text:p text:style-name="Standard"><text:tab/>"emailId" : "chandug24ss3da10@gmail.com",</text:p>
      <text:p text:style-name="Standard"><text:tab/>"password" : "$2a$10$1tap75NCIVCGXb8FyFtmo.0qQ09gpi/Qld7msdWvqaFPKkYC6/Yaq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09:01.727+05:30"),</text:p>
      <text:p text:style-name="Standard"><text:tab/>"updated" : ISODate("2022-06-24T22:09:01.727+05:30"),</text:p>
      <text:p text:style-name="Standard"><text:tab/>"_class" : "com.albanero.authservice.model.UserProfile"</text:p>
      <text:p text:style-name="Standard">},</text:p>
      <text:p text:style-name="Standard"/>
      <text:p text:style-name="Standard">/* 8 createdAt:24/06/2022, 22:08:35*/</text:p>
      <text:p text:style-name="Standard"><text:soft-page-break/>{</text:p>
      <text:p text:style-name="Standard"><text:tab/>"_id" : ObjectId("62b5e88bcef4a2383145bfd8"),</text:p>
      <text:p text:style-name="Standard"><text:tab/>"username" : "fake_dsassdatea",</text:p>
      <text:p text:style-name="Standard"><text:tab/>"emailId" : "chandug24ss3d10@gmail.com",</text:p>
      <text:p text:style-name="Standard"><text:tab/>"password" : "$2a$10$hnrcebSFlK/DLNv9VqVsV.VLC1/BLfdyOQdFgl2vCsd4lyN9vUSj.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08:35.545+05:30"),</text:p>
      <text:p text:style-name="Standard"><text:tab/>"updated" : ISODate("2022-06-24T22:08:35.545+05:30"),</text:p>
      <text:p text:style-name="Standard"><text:tab/>"_class" : "com.albanero.authservice.model.UserProfile"</text:p>
      <text:p text:style-name="Standard">},</text:p>
      <text:p text:style-name="Standard"/>
      <text:p text:style-name="Standard">/* 9 createdAt:24/06/2022, 22:00:25*/</text:p>
      <text:p text:style-name="Standard">{</text:p>
      <text:p text:style-name="Standard"><text:tab/>"_id" : ObjectId("62b5e6a1cef4a2383145bfd4"),</text:p>
      <text:p text:style-name="Standard"><text:tab/>"username" : "fake_dssdatea",</text:p>
      <text:p text:style-name="Standard"><text:tab/>"emailId" : "chandug24s3d10@gmail.com",</text:p>
      <text:p text:style-name="Standard"><text:tab/>"password" : "$2a$10$aPHtjatOs7MN/sDMmjKpweWoXQdIzaR66MC8WnVZcuNdHbPzYmQkm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2:00:25.619+05:30"),</text:p>
      <text:p text:style-name="Standard"><text:tab/>"updated" : ISODate("2022-06-24T22:00:25.619+05:30"),</text:p>
      <text:p text:style-name="Standard"><text:tab/>"_class" : "com.albanero.authservice.model.UserProfile"</text:p>
      <text:p text:style-name="Standard">},</text:p>
      <text:p text:style-name="Standard"/>
      <text:p text:style-name="Standard">/* 10 createdAt:24/06/2022, 21:55:02*/</text:p>
      <text:p text:style-name="Standard">{</text:p>
      <text:p text:style-name="Standard"><text:tab/>"_id" : ObjectId("62b5e55ecef4a2383145bfd1"),</text:p>
      <text:p text:style-name="Standard"><text:tab/>"username" : "fake_ddatea",</text:p>
      <text:p text:style-name="Standard"><text:tab/>"emailId" : "chandug243d10@gmail.com",</text:p>
      <text:p text:style-name="Standard"><text:tab/>"password" : "$2a$10$i2C8V0yEOp3IDtpexkg1IeMz2lXtOGVkpcWMPb2/Xs0TnBRWpOBMa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1:55:02.098+05:30"),</text:p>
      <text:p text:style-name="Standard"><text:tab/>"updated" : ISODate("2022-06-24T21:55:02.098+05:30"),</text:p>
      <text:p text:style-name="Standard"><text:tab/>"_class" : "com.albanero.authservice.model.UserProfile"</text:p>
      <text:p text:style-name="Standard">},</text:p>
      <text:p text:style-name="Standard"/>
      <text:p text:style-name="Standard">/* 11 createdAt:24/06/2022, 21:49:39*/</text:p>
      <text:p text:style-name="Standard">{</text:p>
      <text:p text:style-name="Standard"><text:tab/>"_id" : ObjectId("62b5e41bcef4a2383145bfce"),</text:p>
      <text:p text:style-name="Standard"><text:tab/>"username" : "fake_ddata",</text:p>
      <text:p text:style-name="Standard"><text:tab/>"emailId" : "chandug23d10@gmail.com",</text:p>
      <text:p text:style-name="Standard"><text:tab/>"password" : "$2a$10$F/BRDeN28StCkfY.rW23TeUsjeruSxhluB8n.Gwdfl9SNL4C.Ggdq",</text:p>
      <text:p text:style-name="Standard"><text:tab/>"role" : "ROLE_ADMIN",</text:p>
      <text:p text:style-name="Standard"><text:tab/>"firstName" : "Chandu",</text:p>
      <text:p text:style-name="Standard"><text:soft-page-break/><text:tab/>"lastName" : "Reddy",</text:p>
      <text:p text:style-name="Standard"><text:tab/>"created" : ISODate("2022-06-24T21:49:39.864+05:30"),</text:p>
      <text:p text:style-name="Standard"><text:tab/>"updated" : ISODate("2022-06-24T21:49:39.864+05:30"),</text:p>
      <text:p text:style-name="Standard"><text:tab/>"_class" : "com.albanero.authservice.model.UserProfile"</text:p>
      <text:p text:style-name="Standard">},</text:p>
      <text:p text:style-name="Standard"/>
      <text:p text:style-name="Standard">/* 12 createdAt:24/06/2022, 21:49:09*/</text:p>
      <text:p text:style-name="Standard">{</text:p>
      <text:p text:style-name="Standard"><text:tab/>"_id" : ObjectId("62b5e3fdcef4a2383145bfcb"),</text:p>
      <text:p text:style-name="Standard"><text:tab/>"username" : "fake_data",</text:p>
      <text:p text:style-name="Standard"><text:tab/>"emailId" : "chandug2310@gmail.com",</text:p>
      <text:p text:style-name="Standard"><text:tab/>"password" : "$2a$10$oEWZ3/BFR7MzQx4hMd78KurDYz/c3uVUL6MrpZXzA7gZ.tbSdA4oC",</text:p>
      <text:p text:style-name="Standard"><text:tab/>"role" : "ROLE_ADMIN",</text:p>
      <text:p text:style-name="Standard"><text:tab/>"firstName" : "Chandu",</text:p>
      <text:p text:style-name="Standard"><text:tab/>"lastName" : "Reddy",</text:p>
      <text:p text:style-name="Standard"><text:tab/>"created" : ISODate("2022-06-24T21:49:09.914+05:30"),</text:p>
      <text:p text:style-name="Standard"><text:tab/>"updated" : ISODate("2022-06-24T21:49:09.914+05:30"),</text:p>
      <text:p text:style-name="Standard"><text:tab/>"_class" : "com.albanero.authservice.model.UserProfile"</text:p>
      <text:p text:style-name="Standard">},</text:p>
      <text:p text:style-name="Standard"/>
      <text:p text:style-name="Standard">/* 13 createdAt:24/06/2022, 21:47:11*/</text:p>
      <text:p text:style-name="Standard">{</text:p>
      <text:p text:style-name="Standard"><text:tab/>"_id" : ObjectId("62b5e387cef4a2383145bfca"),</text:p>
      <text:p text:style-name="Standard"><text:tab/>"username" : "harini132343",</text:p>
      <text:p text:style-name="Standard"><text:tab/>"emailId" : "harini1234w4e445@gmail.com",</text:p>
      <text:p text:style-name="Standard"><text:tab/>"password" : "$2a$10$GL/WJfHaNVSqGLq3xhdIzeYd.x6acWEoP01QGjHekyshrPg257Rla",</text:p>
      <text:p text:style-name="Standard"><text:tab/>"role" : "ROLE_ADMIN",</text:p>
      <text:p text:style-name="Standard"><text:tab/>"firstName" : "Harin",</text:p>
      <text:p text:style-name="Standard"><text:tab/>"lastName" : "Garapat",</text:p>
      <text:p text:style-name="Standard"><text:tab/>"created" : ISODate("2022-06-24T21:47:11.153+05:30"),</text:p>
      <text:p text:style-name="Standard"><text:tab/>"updated" : ISODate("2022-06-24T21:47:11.153+05:30"),</text:p>
      <text:p text:style-name="Standard"><text:tab/>"_class" : "com.albanero.authservice.model.UserProfile"</text:p>
      <text:p text:style-name="Standard">},</text:p>
      <text:p text:style-name="Standard"/>
      <text:p text:style-name="Standard">/* 14 createdAt:24/06/2022, 21:46:05*/</text:p>
      <text:p text:style-name="Standard">{</text:p>
      <text:p text:style-name="Standard"><text:tab/>"_id" : ObjectId("62b5e345cef4a2383145bfc9"),</text:p>
      <text:p text:style-name="Standard"><text:tab/>"username" : "harini13234",</text:p>
      <text:p text:style-name="Standard"><text:tab/>"emailId" : "harini1234w4e45@gmail.com",</text:p>
      <text:p text:style-name="Standard"><text:tab/>"password" : "$2a$10$dIxHklOxHoL5TQApjaoc3uru55/lCGHMRZzKL3Eb6a1jqvNYn7Aw.",</text:p>
      <text:p text:style-name="Standard"><text:tab/>"role" : "ROLE_ADMIN",</text:p>
      <text:p text:style-name="Standard"><text:tab/>"firstName" : "Harin",</text:p>
      <text:p text:style-name="Standard"><text:tab/>"lastName" : "Garapat",</text:p>
      <text:p text:style-name="Standard"><text:tab/>"created" : ISODate("2022-06-24T21:46:05.421+05:30"),</text:p>
      <text:p text:style-name="Standard"><text:tab/>"updated" : ISODate("2022-06-24T21:46:05.421+05:30"),</text:p>
      <text:p text:style-name="Standard"><text:tab/>"_class" : "com.albanero.authservice.model.UserProfile"</text:p>
      <text:p text:style-name="Standard">},</text:p>
      <text:p text:style-name="Standard"/>
      <text:p text:style-name="Standard">/* 15 createdAt:24/06/2022, 19:43:21*/</text:p>
      <text:p text:style-name="Standard"><text:soft-page-break/>{</text:p>
      <text:p text:style-name="Standard"><text:tab/>"_id" : ObjectId("62b5c681cef4a2383145bfc8"),</text:p>
      <text:p text:style-name="Standard"><text:tab/>"username" : "harini1323",</text:p>
      <text:p text:style-name="Standard"><text:tab/>"emailId" : "harini1234we45@gmail.com",</text:p>
      <text:p text:style-name="Standard"><text:tab/>"password" : "$2a$10$VHZtpnBsm2A2tF7LFAyK6e71eTPXrPlBw837DDeH4QftUFxf71s9C",</text:p>
      <text:p text:style-name="Standard"><text:tab/>"role" : "ROLE_ADMIN",</text:p>
      <text:p text:style-name="Standard"><text:tab/>"firstName" : "Harin",</text:p>
      <text:p text:style-name="Standard"><text:tab/>"lastName" : "Garapat",</text:p>
      <text:p text:style-name="Standard"><text:tab/>"created" : ISODate("2022-06-24T19:43:21.161+05:30"),</text:p>
      <text:p text:style-name="Standard"><text:tab/>"updated" : ISODate("2022-06-24T19:43:21.161+05:30"),</text:p>
      <text:p text:style-name="Standard"><text:tab/>"_class" : "com.albanero.authservice.model.UserProfile"</text:p>
      <text:p text:style-name="Standard">},</text:p>
      <text:p text:style-name="Standard"/>
      <text:p text:style-name="Standard">/* 16 createdAt:23/06/2022, 22:44:37*/</text:p>
      <text:p text:style-name="Standard">{</text:p>
      <text:p text:style-name="Standard"><text:tab/>"_id" : ObjectId("62b49f7df08f9143a70c0b37"),</text:p>
      <text:p text:style-name="Standard"><text:tab/>"username" : "harini12",</text:p>
      <text:p text:style-name="Standard"><text:tab/>"emailId" : "harini12345@gmail.com",</text:p>
      <text:p text:style-name="Standard"><text:tab/>"password" : "$2a$10$nRd/Og2.E86YnanPxjpLruLhcd4JqaDnji.ov2W3HkoPZ9YLdP1Je",</text:p>
      <text:p text:style-name="Standard"><text:tab/>"role" : "ROLE_ADMIN",</text:p>
      <text:p text:style-name="Standard"><text:tab/>"firstName" : "Harini",</text:p>
      <text:p text:style-name="Standard"><text:tab/>"lastName" : "Garapati",</text:p>
      <text:p text:style-name="Standard"><text:tab/>"created" : ISODate("2022-06-23T22:44:37.286+05:30"),</text:p>
      <text:p text:style-name="Standard"><text:tab/>"updated" : ISODate("2022-06-23T22:44:37.286+05:30"),</text:p>
      <text:p text:style-name="Standard"><text:tab/>"_class" : "com.albanero.authservice.model.UserProfile"</text:p>
      <text:p text:style-name="Standard">},</text:p>
      <text:p text:style-name="Standard"/>
      <text:p text:style-name="Standard">/* 17 createdAt:23/06/2022, 22:39:29*/</text:p>
      <text:p text:style-name="Standard">{</text:p>
      <text:p text:style-name="Standard"><text:tab/>"_id" : ObjectId("62b49e49f08f9143a70c0b36"),</text:p>
      <text:p text:style-name="Standard"><text:tab/>"username" : "harini1",</text:p>
      <text:p text:style-name="Standard"><text:tab/>"emailId" : "harini1234@gmail.com",</text:p>
      <text:p text:style-name="Standard"><text:tab/>"password" : "$2a$10$zoXzjnW3e7UuLwC5lB91KeqTVAn10dYOG1XqBRQxlxx3GbiKYtaZa",</text:p>
      <text:p text:style-name="Standard"><text:tab/>"role" : "ROLE_ADMIN",</text:p>
      <text:p text:style-name="Standard"><text:tab/>"firstName" : "Harini",</text:p>
      <text:p text:style-name="Standard"><text:tab/>"lastName" : "Garapati",</text:p>
      <text:p text:style-name="Standard"><text:tab/>"created" : ISODate("2022-06-23T22:39:29.878+05:30"),</text:p>
      <text:p text:style-name="Standard"><text:tab/>"updated" : ISODate("2022-06-23T22:39:29.878+05:30"),</text:p>
      <text:p text:style-name="Standard"><text:tab/>"_class" : "com.albanero.authservice.model.UserProfile"</text:p>
      <text:p text:style-name="Standard">},</text:p>
      <text:p text:style-name="Standard"/>
      <text:p text:style-name="Standard">/* 18 createdAt:23/06/2022, 22:33:17*/</text:p>
      <text:p text:style-name="Standard">{</text:p>
      <text:p text:style-name="Standard"><text:tab/>"_id" : ObjectId("62b49cd5f08f9143a70c0b35"),</text:p>
      <text:p text:style-name="Standard"><text:tab/>"username" : "harini",</text:p>
      <text:p text:style-name="Standard"><text:tab/>"emailId" : "harini123@gmail.com",</text:p>
      <text:p text:style-name="Standard"><text:tab/>"password" : "$2a$10$lo3pmsAiFMHdOYmm/Olmq.FbZ/zBT3dIp0WvGHHVaRbrCP3t/F1wC",</text:p>
      <text:p text:style-name="Standard"><text:tab/>"role" : "ROLE_ADMIN",</text:p>
      <text:p text:style-name="Standard"><text:tab/>"firstName" : "Harini",</text:p>
      <text:p text:style-name="Standard"><text:soft-page-break/><text:tab/>"lastName" : "Garapati",</text:p>
      <text:p text:style-name="Standard"><text:tab/>"created" : ISODate("2022-06-23T22:33:17.201+05:30"),</text:p>
      <text:p text:style-name="Standard"><text:tab/>"updated" : ISODate("2022-06-23T22:33:17.201+05:30"),</text:p>
      <text:p text:style-name="Standard"><text:tab/>"_class" : "com.albanero.authservice.model.UserProfile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4:50.582068459</meta:creation-date>
    <dc:date>2022-07-07T19:24:56.582711174</dc:date>
    <meta:editing-duration>PT6S</meta:editing-duration>
    <meta:editing-cycles>1</meta:editing-cycles>
    <meta:document-statistic meta:table-count="0" meta:image-count="0" meta:object-count="0" meta:page-count="6" meta:paragraph-count="234" meta:word-count="648" meta:character-count="8353" meta:non-whitespace-character-count="7759"/>
    <meta:generator>LibreOffice/6.4.7.2$Linux_X86_64 LibreOffice_project/40$Build-2</meta:generator>
  </office:meta>
</office:document-meta>
</file>